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officeooo:rsid="001dc117" officeooo:paragraph-rsid="001dc117"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officeooo:rsid="001dc117" officeooo:paragraph-rsid="001dc117" style:font-name-asian="Courier" style:font-size-asian="12pt" style:font-name-complex="Courier"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Courier" fo:font-size="12pt" officeooo:rsid="001dc117" officeooo:paragraph-rsid="001dc117" style:font-name-asian="Courier" style:font-size-asian="12pt" style:font-name-complex="Courier" style:font-size-complex="12pt"/>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7" style:family="paragraph" style:parent-style-name="Standard" style:list-style-name="L1">
      <style:paragraph-properties fo:margin-top="0cm" fo:margin-bottom="0cm" loext:contextual-spacing="false" fo:line-height="100%" fo:text-align="start" style:justify-single-word="false"/>
      <style:text-properties fo:color="#000000" style:font-name="Courier" fo:font-size="12pt" officeooo:rsid="001dc117" officeooo:paragraph-rsid="001dc117" style:font-name-asian="Courier" style:font-size-asian="12pt" style:font-name-complex="Courier" style:font-size-complex="12pt"/>
    </style:style>
    <style:style style:name="P8" style:family="paragraph" style:parent-style-name="Standard" style:list-style-name="L1">
      <style:paragraph-properties fo:margin-top="0cm" fo:margin-bottom="0cm" loext:contextual-spacing="false" fo:line-height="100%" fo:text-align="justify" style:justify-single-word="false"/>
      <style:text-properties fo:color="#000000" style:font-name="Courier" fo:font-size="12pt" officeooo:rsid="001dc117" officeooo:paragraph-rsid="001dc117" style:font-name-asian="Courier" style:font-size-asian="12pt" style:font-name-complex="Courier" style:font-size-complex="12pt"/>
    </style:style>
    <style:style style:name="P9" style:family="paragraph" style:parent-style-name="Standard">
      <style:paragraph-properties fo:margin-top="0cm" fo:margin-bottom="0cm" loext:contextual-spacing="false" fo:line-height="100%" fo:text-align="justify" style:justify-single-word="false"/>
      <style:text-properties fo:color="#000000" style:font-name="Courier" fo:font-size="12pt" officeooo:rsid="001dc117" officeooo:paragraph-rsid="001dc117" style:font-name-asian="Courier" style:font-size-asian="12pt" style:font-name-complex="Courier" style:font-size-complex="12pt"/>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15"/><text:span text:style-name="T2">NB Annotation Tool</text:span> </text:p>
      <text:p text:style-name="P4"><text:s text:c="3"/><text:tab/></text:p>
      <text:p text:style-name="P4"><text:s text:c="49"/></text:p>
      <text:p text:style-name="P5"><text:tab/> NB is a web-based annotation tool where users can read and annotate <text:s/>documents collaboratively. It is an in place social annotation tool which can be adopted to create a better learning environment.The primary goal of NB is to facilitate collaborative Learning ,enthusiastic participation,involved discussions and thereby enable better understanding of the subject content among its users.</text:p>
      <text:p text:style-name="P4"/>
      <text:p text:style-name="P5"><text:tab/> Discussions about a topic <text:s/>can be made more effective if they are done in the same frame of reference of the document. In NB the inplace display of comments along the margins would draw student's(user's) attention to relevant comments while reading, and encourage them to respond.This would draw more student involvement and participation ,thus providing more helpful material for other students, which <text:s/>motivates them to participate more and learn more .The annotations are expected to be primarily about the subject content in the document.Students can actively <text:s/>participate in questioning,interpreting and exchanging their views with other users therby understanding the concept clearly ,with a large number of questions by students answered by other students. Students using NB can appreciate the fact that they could read, comment, and reply all at the same time, and get clarification on confusing points in the Document in a timely fashion.They can also gothrough the annotations that others users have created, which appear <text:s/>on the right side panel thus get most of <text:s/>their doubts clarified while reading itself.Letting readers comment without leaving the reading environment <text:s/>keeps the readers in the flow of their work, rather than interrupting it. </text:p>
      <text:p text:style-name="P4"/>
      <text:p text:style-name="P5"><text:tab/> Pointing to <text:s/>someplace in the document pops up the annotations present in that part of the document. To add an annotation somewhere in the document, users can <text:s/>select a region they want to comment on and post their comment there when the annotation editor pops up. Users can tag each other’s comments like agree, disagree and Reply requested and so on.Comments can be <text:s/>used to tag a section in the text with labels such as <text:s/>“like” and <text:s/>“dislike”.The physical layout of the annotations reveals <text:s/>parts of the text that the users should stress upon for better understanding. Heavily annotated regions shows where lots of confusion is present among other users.</text:p>
      <text:p text:style-name="P4"><text:s text:c="5"/></text:p>
      <text:p text:style-name="P4"><text:soft-page-break/><text:s/></text:p>
      <text:p text:style-name="P4"/>
      <text:p text:style-name="P4"><text:s text:c="3"/>Benefits of using NB:</text:p>
      <text:p text:style-name="P4"/>
      <text:list xml:id="list4284621977725725851" text:style-name="L1">
        <text:list-item>
          <text:p text:style-name="P8">Students(Users) can be benefitted by the inplace discussion which helps them in better understanding.</text:p>
          <text:p text:style-name="P8"><text:s/></text:p>
        </text:list-item>
        <text:list-item>
          <text:p text:style-name="P8">Students can appreciate <text:s/>others efforts,including the answers to their own questions by other students but also questions asked by peers. </text:p>
          <text:p text:style-name="P8"/>
        </text:list-item>
        <text:list-item>
          <text:p text:style-name="P8">Students will be <text:s/>able to get their questions answered very timely in most cases.</text:p>
          <text:p text:style-name="P8"/>
        </text:list-item>
        <text:list-item>
          <text:p text:style-name="P8">They can share ideas and get thier questions answered</text:p>
          <text:p text:style-name="P8"/>
        </text:list-item>
        <text:list-item>
          <text:p text:style-name="P8">Open questions can be very useful. Everyone has their own way of understanding and this is cumulative of everyone’s combined intelligence</text:p>
          <text:p text:style-name="P8"/>
        </text:list-item>
        <text:list-item>
          <text:p text:style-name="P8">Due to the considerable number of people colloborating responses are prompt and predominantly helpful</text:p>
          <text:p text:style-name="P8"/>
        </text:list-item>
        <text:list-item>
          <text:p text:style-name="P8">NB allows inter activity in learning.NB enables the users <text:s/>to read the text and interact and Understand.</text:p>
          <text:p text:style-name="P8"/>
        </text:list-item>
        <text:list-item>
          <text:p text:style-name="P8">The commenting system on NB allows us to challenge the text and <text:s/>get feedback from others reading the document.</text:p>
        </text:list-item>
      </text:list>
      <text:p text:style-name="P9"/>
      <text:list xml:id="list1125589566210" text:continue-numbering="true" text:style-name="L1">
        <text:list-item>
          <text:p text:style-name="P8">Being able to read comments of others allows the user to review the text more <text:s/>based on these comments and thus improve his understanding.</text:p>
          <text:p text:style-name="P8"/>
        </text:list-item>
        <text:list-item>
          <text:p text:style-name="P8">Student to student feedback is very faster. Students can <text:s/>appreciate this fast response time. </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26T00:11:24.477924492</dc:date>
    <meta:editing-duration>PT5M45S</meta:editing-duration>
    <meta:editing-cycles>1</meta:editing-cycles>
    <meta:document-statistic meta:table-count="0" meta:image-count="0" meta:object-count="0" meta:page-count="2" meta:paragraph-count="28" meta:word-count="550" meta:character-count="3505" meta:non-whitespace-character-count="2882"/>
  </office:meta>
</office:document-meta>
</file>